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1" table:style-name="ta1">
        <table:shapes>
          <draw:frame draw:z-index="0" draw:style-name="gr1" draw:text-style-name="P1" svg:width="241.91mm" svg:height="142.64mm" svg:x="54.22mm" svg:y="19.12mm">
            <loext:p draw:notify-on-update-of-ranges="part1.A1:part1.A73 part1.B1:part1.B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970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6488" calcext:value-type="float">
            <text:p>26488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3185" calcext:value-type="float">
            <text:p>13185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4386" calcext:value-type="float">
            <text:p>14386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47168" calcext:value-type="float">
            <text:p>47168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73936" calcext:value-type="float">
            <text:p>73936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17482" calcext:value-type="float">
            <text:p>317482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36300" calcext:value-type="float">
            <text:p>236300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69012" calcext:value-type="float">
            <text:p>169012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99876" calcext:value-type="float">
            <text:p>199876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03391" calcext:value-type="float">
            <text:p>203391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60620" calcext:value-type="float">
            <text:p>660620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899998" calcext:value-type="float">
            <text:p>899998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946045" calcext:value-type="float">
            <text:p>946045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935239" calcext:value-type="float">
            <text:p>935239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145572" calcext:value-type="float">
            <text:p>1145572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597550" calcext:value-type="float">
            <text:p>1597550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707146" calcext:value-type="float">
            <text:p>1707146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405869" calcext:value-type="float">
            <text:p>1405869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714680" calcext:value-type="float">
            <text:p>1714680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961108" calcext:value-type="float">
            <text:p>1961108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817513" calcext:value-type="float">
            <text:p>1817513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102466" calcext:value-type="float">
            <text:p>2102466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993589" calcext:value-type="float">
            <text:p>1993589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932272" calcext:value-type="float">
            <text:p>1932272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144596" calcext:value-type="float">
            <text:p>2144596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390212" calcext:value-type="float">
            <text:p>2390212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094574" calcext:value-type="float">
            <text:p>1094574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63408" calcext:value-type="float">
            <text:p>63408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4900" calcext:value-type="float">
            <text:p>34900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83222" calcext:value-type="float">
            <text:p>83222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36636" calcext:value-type="float">
            <text:p>136636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67260" calcext:value-type="float">
            <text:p>267260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94707" calcext:value-type="float">
            <text:p>194707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68707" calcext:value-type="float">
            <text:p>16870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72435" calcext:value-type="float">
            <text:p>172435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08362" calcext:value-type="float">
            <text:p>208362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25197" calcext:value-type="float">
            <text:p>225197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986424" calcext:value-type="float">
            <text:p>986424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097435" calcext:value-type="float">
            <text:p>1097435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944891" calcext:value-type="float">
            <text:p>944891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425459" calcext:value-type="float">
            <text:p>1425459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699308" calcext:value-type="float">
            <text:p>1699308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746928" calcext:value-type="float">
            <text:p>1746928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206876" calcext:value-type="float">
            <text:p>1206876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597967" calcext:value-type="float">
            <text:p>1597967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645247" calcext:value-type="float">
            <text:p>1645247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935103" calcext:value-type="float">
            <text:p>1935103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846258" calcext:value-type="float">
            <text:p>1846258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890902" calcext:value-type="float">
            <text:p>1890902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817173" calcext:value-type="float">
            <text:p>1817173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112222" calcext:value-type="float">
            <text:p>2112222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512559" calcext:value-type="float">
            <text:p>2512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5:50:44.742060274</dc:date>
    <meta:editing-duration>PT7M41S</meta:editing-duration>
    <meta:editing-cycles>2</meta:editing-cycles>
    <meta:generator>LibreOffice/5.3.6.1$Linux_X86_64 LibreOffice_project/30$Build-1</meta:generator>
    <meta:document-statistic meta:table-count="1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92cm" svg:height="14.265cm" xlink:href=".." xlink:type="simple" chart:class="chart:bar" chart:style-name="ch1">
        <chart:subtitle svg:x="0cm" svg:y="0cm" chart:style-name="ch2">
          <text:p/>
        </chart:subtitle>
        <chart:legend chart:legend-position="end" svg:x="21.929cm" svg:y="6.859cm" style:legend-expansion="high" chart:style-name="ch3"/>
        <chart:plot-area chart:style-name="ch4" table:cell-range-address="part1.A1:part1.B73" chart:data-source-has-labels="column" svg:x="1.265cm" svg:y="0.496cm" svg:width="20.958cm" svg:height="13.688cm">
          <chartooo:coordinate-region svg:x="2.733cm" svg:y="0.58cm" svg:width="18.84cm" svg:height="13.01cm"/>
          <chart:axis chart:dimension="x" chart:name="primary-x" chart:style-name="ch5" chartooo:axis-type="auto">
            <chartooo:date-scale/>
            <chart:categories table:cell-range-address="part1.A1:part1.A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rt1.B1:part1.B73" chart:class="chart:bar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970-01</text:p>
                <draw:g>
                  <svg:desc>part1.A1:part1.A73</svg:desc>
                </draw:g>
              </table:table-cell>
              <table:table-cell office:value-type="float" office:value="1">
                <text:p>1</text:p>
                <draw:g>
                  <svg:desc>part1.B1:part1.B73</svg:desc>
                </draw:g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26488">
                <text:p>26488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3185">
                <text:p>13185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4386">
                <text:p>14386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7142">
                <text:p>17142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47168">
                <text:p>47168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73936">
                <text:p>73936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317482">
                <text:p>317482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236300">
                <text:p>236300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169012">
                <text:p>169012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99876">
                <text:p>199876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203391">
                <text:p>203391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660620">
                <text:p>660620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899998">
                <text:p>899998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946045">
                <text:p>946045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935239">
                <text:p>935239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145572">
                <text:p>1145572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597550">
                <text:p>1597550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707146">
                <text:p>1707146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405869">
                <text:p>1405869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1714680">
                <text:p>1714680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1961108">
                <text:p>1961108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1817513">
                <text:p>1817513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2102466">
                <text:p>2102466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1993589">
                <text:p>1993589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1932272">
                <text:p>1932272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2144596">
                <text:p>2144596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2390212">
                <text:p>2390212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094574">
                <text:p>1094574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9631">
                <text:p>9631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63408">
                <text:p>63408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83222">
                <text:p>83222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36636">
                <text:p>136636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267260">
                <text:p>267260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94707">
                <text:p>194707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168707">
                <text:p>168707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72435">
                <text:p>172435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208362">
                <text:p>208362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225197">
                <text:p>225197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986424">
                <text:p>986424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097435">
                <text:p>1097435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944891">
                <text:p>944891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425459">
                <text:p>1425459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699308">
                <text:p>1699308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1746928">
                <text:p>1746928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1206876">
                <text:p>1206876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597967">
                <text:p>1597967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1645247">
                <text:p>1645247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1935103">
                <text:p>1935103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1846258">
                <text:p>1846258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1890902">
                <text:p>1890902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1817173">
                <text:p>1817173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112222">
                <text:p>2112222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2512559">
                <text:p>2512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